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Cod.</text:p>
          </table:table-cell>
          <table:table-cell table:style-name="Tabla1.A1" office:value-type="string">
            <text:p text:style-name="P4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6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1"><text:placeholder text:placeholder-type="text">&lt;product.name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5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4-03-12T17:39:18</dc:date>
    <dc:creator>Juan Scarafia</dc:creator>
    <meta:editing-duration>PT5H22M6S</meta:editing-duration>
    <meta:editing-cycles>76</meta:editing-cycles>
    <meta:generator>LibreOffice/3.5$Linux_X86_64 LibreOffice_project/350m1$Build-2</meta:generator>
    <meta:document-statistic meta:table-count="1" meta:image-count="0" meta:object-count="0" meta:page-count="1" meta:paragraph-count="15" meta:word-count="31" meta:character-count="327" meta:non-whitespace-character-count="309"/>
  </office:meta>
</office:document-meta>
</file>